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his is some title</text:p>
      <text:h text:style-name="Heading_20_1" text:outline-level="1">This is a heading</text:h>
      <text:h text:style-name="Heading_20_1" text:outline-level="1">Here is a second heading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>
        <style:tab-stops>
          <style:tab-stop style:position="17cm" style:type="right"/>
        </style:tab-stops>
      </style:paragraph-properties>
    </style:style>
    <style:style style:name="MP2" style:family="paragraph" style:parent-style-name="Header">
      <style:paragraph-properties>
        <style:tab-stops>
          <style:tab-stop style:position="17cm" style:type="right"/>
        </style:tab-stops>
      </style:paragraph-properties>
      <style:text-properties officeooo:rsid="00068913" officeooo:paragraph-rsid="0006891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loext:style-ref text:reference-format="text" text:ref-name="Title">This is some title</loext:style-ref><text:tab/><loext:style-ref text:reference-format="text" text:ref-name="Heading 1">This is a heading</loext:style-ref></text:p>
        <text:p text:style-name="MP1"/>
        <text:p text:style-name="MP2"><text:a xlink:type="simple" xlink:href="http://www.google.com/" office:name="nestedlink" text:style-name="Internet_20_link" text:visited-style-name="Visited_20_Internet_20_Link">Linktochecknestedlinks</text:a></text:p>
      </style:head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1-22T11:33:04.400419000</meta:creation-date>
    <dc:title>a11y test</dc:title>
    <dc:date>2025-03-13T13:20:14.071330600</dc:date>
    <meta:editing-duration>PT9M26S</meta:editing-duration>
    <meta:editing-cycles>4</meta:editing-cycles>
    <meta:generator>LibreOfficeDev/25.8.0.0.alpha0$Windows_X86_64 LibreOffice_project/c0fa9d3f057c9600b589f0f2b8f6dd6fbecda23e</meta:generator>
    <meta:document-statistic meta:table-count="0" meta:image-count="0" meta:object-count="0" meta:page-count="1" meta:paragraph-count="5" meta:word-count="22" meta:character-count="117" meta:non-whitespace-character-count="100"/>
  </office:meta>
</office:document-meta>
</file>